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98in"/>
    </style:style>
    <style:style style:name="co2" style:family="table-column">
      <style:table-column-properties fo:break-before="auto" style:column-width="2.5035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2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Unit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V(IN)</text:p>
          </table:table-cell>
          <table:table-cell office:value-type="string" calcext:value-type="string">
            <text:p>Typical input volta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UV)</text:p>
          </table:table-cell>
          <table:table-cell office:value-type="string" calcext:value-type="string">
            <text:p>Undervoltage lockout set poi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OV)</text:p>
          </table:table-cell>
          <table:table-cell office:value-type="string" calcext:value-type="string">
            <text:p>Overvoltage cutoff set poi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(LIM)</text:p>
          </table:table-cell>
          <table:table-cell office:value-type="string" calcext:value-type="string">
            <text:p>Overload current lim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(INRUSH)</text:p>
          </table:table-cell>
          <table:table-cell office:value-type="string" calcext:value-type="string">
            <text:p>Inrush current limi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(OUT)</text:p>
          </table:table-cell>
          <table:table-cell office:value-type="string" calcext:value-type="string">
            <text:p>Output lo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C-DC with 15-V VIN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(FAIL_TR)</text:p>
          </table:table-cell>
          <table:table-cell office:value-type="string" calcext:value-type="string">
            <text:p>Power interrupti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(Surge)</text:p>
          </table:table-cell>
          <table:table-cell office:value-type="string" calcext:value-type="string">
            <text:p>IEC61000-4-5 surge test level</text:p>
          </table:table-cell>
          <table:table-cell office:value-type="string" calcext:value-type="string">
            <text:p>±5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-Ω generator impedan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(ILIM)</text:p>
          </table:table-cell>
          <table:table-cell/>
          <table:table-cell table:formula="of:=[.C3]/[.C5]" office:value-type="float" office:value="2.25" calcext:value-type="float">
            <text:p>2.25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(ILIM) (1%)</text:p>
          </table:table-cell>
          <table:table-cell table:style-name="ce1"/>
          <table:table-cell table:style-name="ce2" office:value-type="float" office:value="2.26" calcext:value-type="float">
            <text:p>2.26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OVPR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UVLO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ohm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+R2</text:p>
          </table:table-cell>
          <table:table-cell/>
          <table:table-cell table:formula="of:=[.C16]*([.C4]/[.C14]-1)" office:value-type="float" office:value="901" calcext:value-type="float">
            <text:p>901</text:p>
          </table:table-cell>
          <table:table-cell office:value-type="string" calcext:value-type="string">
            <text:p>kohm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table:style-name="ce4" table:formula="of:=[.C16]*(([.C15]*[.C4])/([.C3]*[.C14])-1)" office:value-type="float" office:value="90.6666666666667" calcext:value-type="float">
            <text:p>90.7</text:p>
          </table:table-cell>
          <table:table-cell office:value-type="string" calcext:value-type="string">
            <text:p>kohm</text:p>
          </table:table-cell>
          <table:table-cell office:value-type="float" office:value="29.4" calcext:value-type="float">
            <text:p>29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table:style-name="ce4" table:formula="of:=[.C17]-[.C18]" office:value-type="float" office:value="810.333333333333" calcext:value-type="float">
            <text:p>810.3</text:p>
          </table:table-cell>
          <table:table-cell office:value-type="string" calcext:value-type="string">
            <text:p>kohm</text:p>
          </table:table-cell>
          <table:table-cell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R1 1%</text:p>
          </table:table-cell>
          <table:table-cell table:style-name="ce1"/>
          <table:table-cell table:style-name="ce2" office:value-type="float" office:value="812" calcext:value-type="float">
            <text:p>812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2 1%</text:p>
          </table:table-cell>
          <table:table-cell table:style-name="ce1"/>
          <table:table-cell table:style-name="ce2" office:value-type="float" office:value="90.9" calcext:value-type="float">
            <text:p>90.9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3 1%</text:p>
          </table:table-cell>
          <table:table-cell table:style-name="ce1"/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OVPR) (Calculated)</text:p>
          </table:table-cell>
          <table:table-cell/>
          <table:table-cell table:style-name="ce5" table:formula="of:=([.C23]/([.C21]+[.C22]+[.C23]))*[.C4]" office:value-type="float" office:value="1.19756644252321" calcext:value-type="float">
            <text:p>1.20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UVLOR) (Calculated)</text:p>
          </table:table-cell>
          <table:table-cell/>
          <table:table-cell table:style-name="ce5" table:formula="of:=([.C22]+[.C23])/([.C21]+[.C22]+[.C23])*[.C3]" office:value-type="float" office:value="1.19980787704131" calcext:value-type="float">
            <text:p>1.20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UVLO_DCDC)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PGTHF)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table:style-name="ce4" table:formula="of:=[.C32]*(([.C28]/[.C29])-1)" office:value-type="float" office:value="394" calcext:value-type="float">
            <text:p>394.0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4 1%</text:p>
          </table:table-cell>
          <table:table-cell table:style-name="ce1"/>
          <table:table-cell table:style-name="ce2" office:value-type="float" office:value="383" calcext:value-type="float">
            <text:p>383</text:p>
          </table:table-cell>
          <table:table-cell table:style-name="ce6" office:value-type="string" calcext:value-type="string">
            <text:p>kohm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R5 1%</text:p>
          </table:table-cell>
          <table:table-cell table:style-name="ce1"/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kohm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PGTHF)</text:p>
          </table:table-cell>
          <table:table-cell/>
          <table:table-cell table:style-name="ce5" table:formula="of:=([.C35]/([.C34]+[.C35])*[.C28])" office:value-type="float" office:value="1.14806378132118" calcext:value-type="float">
            <text:p>1.15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I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N(IMON)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uA/A</text:p>
          </table:table-cell>
          <table:table-cell table:formula="of:=18/24*1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(IMON)</text:p>
          </table:table-cell>
          <table:table-cell/>
          <table:table-cell table:style-name="ce4" table:formula="of:=[.C40]/([.C5]*[.C41]/1000)" office:value-type="float" office:value="35.84229390681" calcext:value-type="float">
            <text:p>35.8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(IMON) 1%</text:p>
          </table:table-cell>
          <table:table-cell table:style-name="ce1"/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kohm</text:p>
          </table:table-cell>
          <table:table-cell table:style-name="ce1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12-23T15:59:35.598682417</meta:creation-date>
    <dc:date>2025-12-23T17:52:29.596460814</dc:date>
    <meta:editing-duration>PT46M</meta:editing-duration>
    <meta:editing-cycles>11</meta:editing-cycles>
    <meta:generator>LibreOffice/7.2.2.2$MacOSX_X86_64 LibreOffice_project/02b2acce88a210515b4a5bb2e46cbfb63fe97d56</meta:generator>
    <meta:document-statistic meta:table-count="1" meta:cell-count="120" meta:object-count="0"/>
    <meta:user-defined meta:name=""/>
  </office:meta>
</office:document-meta>
</file>